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ce style:name="Liberation Sans" svg:font-family="'Liberation Sans'"/>
    <style:font-face style:name="OpenSymbol" svg:font-family="OpenSymbol"/>
    <style:font-face style:name="FreeSerif" svg:font-family="FreeSerif" style:font-family-generic="roman"/>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Normal">
      <style:paragraph-properties fo:text-align="start" style:justify-single-word="false"/>
      <style:text-properties style:font-name="FreeSans" fo:font-size="10pt"/>
    </style:style>
    <style:style style:name="P2" style:family="paragraph" style:parent-style-name="Normal">
      <style:paragraph-properties fo:text-align="center" style:justify-single-word="false"/>
      <style:text-properties style:font-name="FreeSans" fo:font-size="10pt"/>
    </style:style>
    <style:style style:name="P3" style:family="paragraph" style:parent-style-name="Normal">
      <style:paragraph-properties fo:text-align="center" style:justify-single-word="false"/>
      <style:text-properties style:font-name="FreeSans" fo:font-size="20pt"/>
    </style:style>
    <style:style style:name="P4" style:family="paragraph" style:parent-style-name="Normal">
      <style:paragraph-properties fo:text-align="center" style:justify-single-word="false"/>
      <style:text-properties style:font-name="FreeSans" fo:font-size="15pt"/>
    </style:style>
    <style:style style:name="P5" style:family="paragraph" style:parent-style-name="Normal">
      <style:paragraph-properties fo:text-align="center" style:justify-single-word="false"/>
      <style:text-properties style:font-name="FreeSans" fo:font-size="12pt"/>
    </style:style>
    <style:style style:name="P6" style:family="paragraph" style:parent-style-name="Standard" style:list-style-name="L1">
      <style:paragraph-properties fo:margin-left="0.25in" fo:margin-right="0in" fo:text-align="start" style:justify-single-word="false" fo:text-indent="0in" style:auto-text-indent="false" style:writing-mode="lr-tb"/>
      <style:text-properties style:font-name="FreeSans" fo:font-size="10pt" fo:language="en" fo:country="US"/>
    </style:style>
    <style:style style:name="P7" style:family="paragraph" style:parent-style-name="Bullet_20_List">
      <style:paragraph-properties fo:text-align="start" style:justify-single-word="false"/>
      <style:text-properties fo:font-variant="normal" fo:text-transform="none" fo:color="#000000" style:font-name="FreeSans" fo:font-size="10pt" fo:language="en" fo:country="US" fo:font-weight="normal" fo:background-color="transparent" text:display="true"/>
    </style:style>
    <style:style style:name="P8" style:family="paragraph" style:parent-style-name="Bullet_20_List" style:list-style-name="L3">
      <style:paragraph-properties fo:text-align="start" style:justify-single-word="false"/>
      <style:text-properties fo:font-variant="normal" fo:text-transform="none" fo:color="#000000" style:font-name="FreeSans" fo:font-size="10pt" fo:language="en" fo:country="US" fo:font-weight="normal" fo:background-color="transparent" text:display="true"/>
    </style:style>
    <style:style style:name="P9" style:family="paragraph" style:parent-style-name="Bullet_20_List" style:list-style-name="L4">
      <style:paragraph-properties fo:text-align="start" style:justify-single-word="false"/>
      <style:text-properties fo:font-variant="normal" fo:text-transform="none" fo:color="#000000" style:font-name="FreeSans" fo:font-size="10pt" fo:language="en" fo:country="US" fo:font-weight="normal" fo:background-color="transparent" text:display="true"/>
    </style:style>
    <style:style style:name="P10" style:family="paragraph" style:parent-style-name="Bullet_20_List">
      <style:paragraph-properties fo:margin-left="0.2in" fo:margin-right="0in" fo:text-align="start" style:justify-single-word="false" fo:text-indent="0in" style:auto-text-indent="false"/>
      <style:text-properties fo:font-variant="normal" fo:text-transform="none" fo:color="#000000" style:font-name="FreeSans" fo:font-size="10pt" fo:language="en" fo:country="US" fo:font-weight="normal" fo:background-color="transparent" text:display="true"/>
    </style:style>
    <style:style style:name="P11" style:family="paragraph" style:parent-style-name="Bullet_20_List">
      <style:paragraph-properties fo:margin-left="0in" fo:margin-right="0in" fo:text-align="start" style:justify-single-word="false" fo:text-indent="0in" style:auto-text-indent="false"/>
      <style:text-properties fo:font-variant="normal" fo:text-transform="none" fo:color="#000000" style:font-name="FreeSans" fo:font-size="10pt" fo:language="en" fo:country="US" fo:font-weight="normal" fo:background-color="transparent" text:display="true"/>
    </style:style>
    <style:style style:name="P12" style:family="paragraph" style:parent-style-name="Table_20_Contents">
      <style:paragraph-properties fo:text-align="start" style:justify-single-word="false"/>
      <style:text-properties style:font-name="FreeSans" fo:font-size="10pt"/>
    </style:style>
    <style:style style:name="P13" style:family="paragraph" style:parent-style-name="Table_20_Contents">
      <style:paragraph-properties fo:text-align="start" style:justify-single-word="false"/>
      <style:text-properties style:text-position="0% 100%" style:font-name="FreeSans" fo:font-size="10pt"/>
    </style:style>
    <style:style style:name="T1" style:family="text">
      <style:text-properties style:text-position="33% 58%"/>
    </style:style>
    <style:style style:name="T2" style:family="text">
      <style:text-properties style:font-name="FreeSans"/>
    </style:style>
    <style:style style:name="T3" style:family="text">
      <style:text-properties style:font-name="FreeSans" fo:font-size="10pt"/>
    </style:style>
    <style:style style:name="T4" style:family="text">
      <style:text-properties style:text-position="sub 58%"/>
    </style:style>
    <style:style style:name="T5" style:family="text">
      <style:text-properties style:text-position="sub 58%" fo:font-style="italic" style:font-style-asian="italic" style:font-style-complex="italic"/>
    </style:style>
    <style:style style:name="T6" style:family="text">
      <style:text-properties style:text-position="sub 58%" fo:font-style="normal" style:font-style-asian="normal" style:font-style-complex="normal"/>
    </style:style>
    <style:style style:name="T7" style:family="text">
      <style:text-properties style:text-position="0% 100%"/>
    </style:style>
    <style:style style:name="T8" style:family="text">
      <style:text-properties style:text-position="0% 100%" fo:font-style="italic" style:font-style-asian="italic" style:font-style-complex="italic"/>
    </style:style>
    <style:style style:name="T9" style:family="text">
      <style:text-properties style:text-position="0% 100%" fo:font-style="normal" style:font-style-asian="normal" style:font-style-complex="normal"/>
    </style:style>
    <style:style style:name="T10" style:family="text">
      <style:text-properties style:text-position="0% 100%" style:font-name="FreeSans1"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style:text-position="super 58%"/>
    </style:style>
    <style:style style:name="T14" style:family="text">
      <style:text-properties style:text-position="super 58%" fo:font-style="normal" style:font-style-asian="normal" style:font-style-complex="normal"/>
    </style:style>
    <style:style style:name="T15" style:family="text">
      <style:text-properties fo:font-weight="bold" style:font-weight-asian="bold" style:font-weight-complex="bold"/>
    </style:style>
    <style:style style:name="fr1"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min-label-width="0.25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in" fo:text-indent="-0.25in" fo:margin-left="2.9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3">Whose Parameters Are They Anyway?</text:p>
        <text:p text:style-name="P4">The simulation where the units are made up and the initial points don't matter</text:p>
        <text:p text:style-name="P5">By Adam Even Engel</text:p>
        <text:p text:style-name="P2"/>
        <text:p text:style-name="P1">Argon parameters at 27<text:span text:style-name="T1">o</text:span> C:</text:p>
        <text:list xml:id="list644230551" text:style-name="L1">
          <text:list-item>
            <text:p text:style-name="P6">Temperature ε/k = 90 K (Energy over Boltzmann constant)</text:p>
          </text:list-item>
          <text:list-item>
            <text:p text:style-name="P6">Radius Σ = 3.405 <text:span text:style-name="T2">Å</text:span></text:p>
          </text:list-item>
          <text:list-item>
            <text:p text:style-name="P6">Mass m = 39.94 amu</text:p>
          </text:list-item>
          <text:list-item>
            <text:p text:style-name="P6">Density ρ = 0.844 m/(Σ<text:span text:style-name="T1">3</text:span>)</text:p>
          </text:list-item>
          <text:list-item>
            <text:p text:style-name="P6">Temperature = 300 K </text:p>
          </text:list-item>
        </text:list>
        <text:p text:style-name="P1"/>
        <text:p text:style-name="P1"><text:tab/>All this needs to be in “atomic units”. To inject some humor, let's call it a Hartree-zation of the figures, or even, dare I say it, “climbing up the Hartree”. Generally speaking, these adjustments are done for two reasons. The first reason is simply to scale measurements down so as to not be unwieldy at these simulated scales and timesteps. Femtoseconds, for example, must take into account the (10<text:span text:style-name="T1">-15</text:span>) factor included in order to convert back to SI. One that gets exponentiated or somehow manipulated, it's easy to lose track and thus mess up the scale. But that's not it. When talking about a bond length, calculations are easy enough when done with a 1.09 Å calculation. In reality, though, what is an Angstrom in naturalistic terms? Humans created the meter as they created the gram. They were arbitrary methods to measure the world they could perceve. Rocks and trees existed on the scale of a meter, along with werewolves and midget humans. The time between sunrise and sunset could be split up into 12 units and further split into measurable units on a sundial.</text:p>
        <text:p text:style-name="P1"><text:tab/>However, none of these measurement units have any bearing outside our anthropocentric viewpoint. Instead of using standard SI units in an atomic context, we can use physical constants already derived for a small scale to derive a new set of units that will be more computationally friendly. These numbers won’t lead to rounding errors. They will describe a molecular simulation cleanly. They will make almost no sense in a macroscopic context, but that’s not what we care about is it?</text:p>
        <text:p text:style-name="P1"><text:tab/>We base the new units on <text:span text:style-name="T15">the following five fundamental constants:</text:span></text:p>
        <text:list xml:id="list1566770507" text:style-name="L3">
          <text:list-item>
            <text:p text:style-name="P8">Mass is based off of <text:span text:style-name="T11">m</text:span><text:span text:style-name="T5">e</text:span><text:span text:style-name="T8">, </text:span><text:span text:style-name="T9">the electron rest mass: 9.10938 * 10</text:span><text:span text:style-name="T14">-31</text:span><text:span text:style-name="T6"> </text:span><text:span text:style-name="T9">kg</text:span></text:p>
          </text:list-item>
          <text:list-item>
            <text:p text:style-name="P8">Charge is based off of <text:span text:style-name="T11">e</text:span><text:span text:style-name="T12">,</text:span> the elementary charge: 1.602177 * 10<text:span text:style-name="T13">-19</text:span><text:span text:style-name="T7"> C</text:span></text:p>
          </text:list-item>
          <text:list-item>
            <text:p text:style-name="P8"><text:span text:style-name="T7">Angular momentum is based off of </text:span><text:span text:style-name="T8">ħ</text:span><text:span text:style-name="T9">, the reduced Planck's constant: 1.054572 * 10</text:span><text:span text:style-name="T14">-34</text:span><text:span text:style-name="T9"> J*s</text:span></text:p>
          </text:list-item>
          <text:list-item>
            <text:p text:style-name="P8"><text:span text:style-name="T9">Electric constant is based off of </text:span><text:span text:style-name="T9"><draw:frame draw:style-name="fr1" draw:name="Object1" text:anchor-type="as-char" svg:width="0.4626in" svg:height="0.4181in" draw:z-index="1"><draw:object xlink:href="./Object 1" xlink:type="simple" xlink:show="embed" xlink:actuate="onLoad"/><draw:image xlink:href="./ObjectReplacements/Object 1" xlink:type="simple" xlink:show="embed" xlink:actuate="onLoad"/></draw:frame></text:span><text:span text:style-name="T9">, the Coulombic force constant: <text:line-break/>8.987551 * 10</text:span><text:span text:style-name="T14">9</text:span><text:span text:style-name="T9"> kg*m</text:span><text:span text:style-name="T14">3</text:span><text:span text:style-name="T9">*s</text:span><text:span text:style-name="T14">-2</text:span><text:span text:style-name="T9">*C</text:span><text:span text:style-name="T14">-2</text:span></text:p>
          </text:list-item>
          <text:list-item>
            <text:p text:style-name="P8"><text:span text:style-name="T9">The fine-structure constant </text:span><text:span text:style-name="T10">α</text:span><text:span text:style-name="T9">, a dimensionless constant of formula </text:span><text:span text:style-name="T9"><draw:frame draw:style-name="fr1" draw:name="Object2" text:anchor-type="as-char" svg:width="2.2654in" svg:height="0.4417in" draw:z-index="0"><draw:object xlink:href="./Object 2" xlink:type="simple" xlink:show="embed" xlink:actuate="onLoad"/><draw:image xlink:href="./ObjectReplacements/Object 2" xlink:type="simple" xlink:show="embed" xlink:actuate="onLoad"/></draw:frame></text:span></text:p>
            <text:list>
              <text:list-item>
                <text:p text:style-name="P8"><text:span text:style-name="T9">α-derived constants in an atomic context:</text:span></text:p>
                <text:list>
                  <text:list-item>
                    <text:p text:style-name="P8"><text:span text:style-name="T9">The speed of light </text:span><text:span text:style-name="T8">c</text:span><text:span text:style-name="T9"> is 1/α, or ~137</text:span></text:p>
                  </text:list-item>
                  <text:list-item>
                    <text:p text:style-name="P8"><text:span text:style-name="T9">Electron radius </text:span><text:span text:style-name="T8">r</text:span><text:span text:style-name="T5">e</text:span><text:span text:style-name="T8"> </text:span><text:span text:style-name="T9">is α</text:span><text:span text:style-name="T14">2</text:span><text:span text:style-name="T9">, or ~5.32 * 10</text:span><text:span text:style-name="T14">-5</text:span></text:p>
                  </text:list-item>
                </text:list>
              </text:list-item>
            </text:list>
          </text:list-item>
        </text:list>
        <text:p text:style-name="P10"><text:span text:style-name="T9"/></text:p>
        <text:p text:style-name="P11"><text:span text:style-name="T9"><text:tab/>From these five constants, we can derive some general units for use in this context.</text:span></text:p>
        <text:p text:style-name="P11"><text:span text:style-name="T9"/></text:p>
        <text:p text:style-name="P11"><text:span text:style-name="T9"/></text:p>
        <text:p text:style-name="P11"><text:span text:style-name="T9"/></text:p>
        <text:p text:style-name="P11"><text:span text:style-name="T9"/></text:p>
        <table:table table:name="Table1" table:style-name="Table1">
          <table:table-column table:style-name="Table1.A" table:number-columns-repeated="4"/>
          <text:soft-page-break/>
          <table:table-row>
            <table:table-cell table:style-name="Table1.A1" office:value-type="string">
              <text:p text:style-name="P12">Measurement</text:p>
            </table:table-cell>
            <table:table-cell table:style-name="Table1.A1" office:value-type="string">
              <text:p text:style-name="P12">Standard Unit</text:p>
            </table:table-cell>
            <table:table-cell table:style-name="Table1.A1" office:value-type="string">
              <text:p text:style-name="P12">Atomic Unit</text:p>
            </table:table-cell>
            <table:table-cell table:style-name="Table1.D1" office:value-type="string">
              <text:p text:style-name="P12">Conversion factor</text:p>
            </table:table-cell>
          </table:table-row>
          <table:table-row>
            <table:table-cell table:style-name="Table1.A2" office:value-type="string">
              <text:p text:style-name="P12">Mass</text:p>
            </table:table-cell>
            <table:table-cell table:style-name="Table1.A2" office:value-type="string">
              <text:p text:style-name="P12">kg</text:p>
            </table:table-cell>
            <table:table-cell table:style-name="Table1.A2" office:value-type="string">
              <text:p text:style-name="P12">m<text:span text:style-name="T4">p</text:span></text:p>
            </table:table-cell>
            <table:table-cell table:style-name="Table1.D2" office:value-type="string">
              <text:p text:style-name="P12"><text:span text:style-name="T7">(6.0221 * 10</text:span><text:span text:style-name="T13">26</text:span><text:span text:style-name="T7">) m</text:span><text:span text:style-name="T4">p</text:span><text:span text:style-name="T7">/kg</text:span></text:p>
            </table:table-cell>
          </table:table-row>
          <table:table-row>
            <table:table-cell table:style-name="Table1.A2" office:value-type="string">
              <text:p text:style-name="P12">Length</text:p>
            </table:table-cell>
            <table:table-cell table:style-name="Table1.A2" office:value-type="string">
              <text:p text:style-name="P12">Å</text:p>
            </table:table-cell>
            <table:table-cell table:style-name="Table1.A2" office:value-type="string">
              <text:p text:style-name="P12">α<text:span text:style-name="T4">0</text:span><text:span text:style-name="T7"> (Bohr radius)</text:span></text:p>
            </table:table-cell>
            <table:table-cell table:style-name="Table1.D2" office:value-type="string">
              <text:p text:style-name="P12">(0.52918)<text:span text:style-name="T13">-1</text:span><text:span text:style-name="T7"> Bohr/Å</text:span></text:p>
            </table:table-cell>
          </table:table-row>
          <table:table-row>
            <table:table-cell table:style-name="Table1.A2" office:value-type="string">
              <text:p text:style-name="P12">Time</text:p>
            </table:table-cell>
            <table:table-cell table:style-name="Table1.A2" office:value-type="string">
              <text:p text:style-name="P12">s</text:p>
            </table:table-cell>
            <table:table-cell table:style-name="Table1.A2" office:value-type="string">
              <text:p text:style-name="P12">AU time (ħ/E<text:span text:style-name="T4">h</text:span><text:span text:style-name="T7">)</text:span></text:p>
            </table:table-cell>
            <table:table-cell table:style-name="Table1.D2" office:value-type="string">
              <text:p text:style-name="P12">(2.418884 * 10<text:span text:style-name="T13">-17</text:span><text:span text:style-name="T7">)</text:span><text:span text:style-name="T13">-1</text:span><text:span text:style-name="T7"> at/s</text:span></text:p>
            </table:table-cell>
          </table:table-row>
          <table:table-row>
            <table:table-cell table:style-name="Table1.A2" office:value-type="string">
              <text:p text:style-name="P12">Temperature</text:p>
            </table:table-cell>
            <table:table-cell table:style-name="Table1.A2" office:value-type="string">
              <text:p text:style-name="P12">K</text:p>
            </table:table-cell>
            <table:table-cell table:style-name="Table1.A2" office:value-type="string">
              <text:p text:style-name="P12">AU temp (E<text:span text:style-name="T4">h</text:span><text:span text:style-name="T7">/k</text:span><text:span text:style-name="T4">b</text:span><text:span text:style-name="T7">)</text:span></text:p>
            </table:table-cell>
            <table:table-cell table:style-name="Table1.D2" office:value-type="string">
              <text:p text:style-name="P12">(3.157746 * 10<text:span text:style-name="T13">-5</text:span>)<text:span text:style-name="T13">-1</text:span><text:span text:style-name="T7"> atmp/K</text:span></text:p>
            </table:table-cell>
          </table:table-row>
          <table:table-row>
            <table:table-cell table:style-name="Table1.A2" office:value-type="string">
              <text:p text:style-name="P12">Density</text:p>
            </table:table-cell>
            <table:table-cell table:style-name="Table1.A2" office:value-type="string">
              <text:p text:style-name="P12">Kg/m<text:span text:style-name="T13">3</text:span></text:p>
            </table:table-cell>
            <table:table-cell table:style-name="Table1.A2" office:value-type="string">
              <text:p text:style-name="P13">M<text:span text:style-name="T4">p</text:span><text:span text:style-name="T13"> </text:span>/ (a<text:span text:style-name="T4">0</text:span><text:span text:style-name="T13">3</text:span>)</text:p>
            </table:table-cell>
            <table:table-cell table:style-name="Table1.D2" office:value-type="string">
              <text:p text:style-name="P12"/>
            </table:table-cell>
          </table:table-row>
        </table:table>
        <text:p text:style-name="P11"><text:span text:style-name="T9"/></text:p>
        <text:p text:style-name="P11"><text:span text:style-name="T9">SO! The new argon parameters at 27</text:span><text:span text:style-name="T14">o</text:span><text:span text:style-name="T9">C will be:</text:span></text:p>
        <text:list xml:id="list849797454" text:continue-list="list644230551" text:style-name="L1">
          <text:list-item>
            <text:p text:style-name="P6">ε/k = 90 K = 2850134.2 atmp → ε = </text:p>
          </text:list-item>
          <text:list-item>
            <text:p text:style-name="P6">Temperature = 300 K = 9500447.5 atmp</text:p>
          </text:list-item>
          <text:list-item>
            <text:p text:style-name="P6">Radius Σ = 3.405 Å = 6.43448 Bohr</text:p>
          </text:list-item>
          <text:list-item>
            <text:p text:style-name="P6">Mass m = 39.94 amu = 6.6319 * 10<text:span text:style-name="T13">-26</text:span><text:span text:style-name="T7"> kg = 39.938 m</text:span><text:span text:style-name="T4">p</text:span></text:p>
          </text:list-item>
          <text:list-item>
            <text:p text:style-name="P6">Density ρ = 0.844 atoms/Å<text:span text:style-name="T13">3</text:span><text:span text:style-name="T7"> = 0.12507 atoms / Bohr</text:span></text:p>
          </text:list-item>
        </text:list>
        <text:p text:style-name="P11"><text:span text:style-name="T9"/></text:p>
        <text:p text:style-name="P11"><text:span text:style-name="T9">I agree with your suggestion of a face-centered cube, though I think 216 should be used instead of 108. 216 is a nice cubic number such that the box could be 6x6x6 atoms, a 6-layer unit of 6x6 argon layer “monomers”. That may sound confusing, but in my head it's how I justified that there is no double-counting. To build the box, here's some pseudocode:</text:span></text:p>
        <text:p text:style-name="P11"><text:span text:style-name="T9">for (each of the layers)</text:span></text:p>
        <text:p text:style-name="P11"><text:span text:style-name="T9">{</text:span></text:p>
        <text:p text:style-name="P11"><text:span text:style-name="T9"><text:tab/>for (each of the rows)</text:span></text:p>
        <text:p text:style-name="P11"><text:span text:style-name="T9"><text:tab/>{</text:span></text:p>
        <text:p text:style-name="P11"><text:span text:style-name="T9"><text:tab/><text:tab/>For (each atom in the row)</text:span></text:p>
        <text:p text:style-name="P11"><text:span text:style-name="T9"><text:tab/><text:tab/>{</text:span></text:p>
        <text:p text:style-name="P11"><text:span text:style-name="T9"><text:tab/><text:tab/><text:tab/>new atom</text:span></text:p>
        <text:p text:style-name="P11"><text:span text:style-name="T9"><text:tab/><text:tab/><text:tab/>set the atom conditions, which ought to include things like element, mass, initial velocity (can start with 0 in each direction), and initial position (atom, row, layer)</text:span></text:p>
        <text:p text:style-name="P11"><text:span text:style-name="T9"><text:tab/><text:tab/>}</text:span></text:p>
        <text:p text:style-name="P11"><text:span text:style-name="T9"><text:tab/>}</text:span></text:p>
        <text:p text:style-name="P11"><text:span text:style-name="T9">}</text:span></text:p>
        <text:p text:style-name="P11"><text:span text:style-name="T9"/></text:p>
        <text:p text:style-name="P11"><text:span text:style-name="T9">From there, we can start calculating Lennard-Jones potentials for each atom. This is tricky, though. Like the velocity-Verlet method, this needs to be updated in the middle of every calculation to reflect that everything affects everything else like WHOA.</text:span></text:p>
        <text:p text:style-name="P11"><text:span text:style-name="T9"/></text:p>
        <text:p text:style-name="P11"><text:span text:style-name="T9">The Java class for atom should have the following:</text:span></text:p>
        <text:list xml:id="list1251316832" text:style-name="L4">
          <text:list-item>
            <text:p text:style-name="P9"><text:span text:style-name="T9">Name</text:span></text:p>
          </text:list-item>
          <text:list-item>
            <text:p text:style-name="P9"><text:span text:style-name="T9">Label (optional)</text:span></text:p>
          </text:list-item>
          <text:list-item>
            <text:p text:style-name="P9"><text:span text:style-name="T9">x, y, z → Positions</text:span></text:p>
          </text:list-item>
          <text:list-item>
            <text:p text:style-name="P9"><text:span text:style-name="T9">Vx, Vy, Vz → Velocities</text:span></text:p>
          </text:list-item>
          <text:list-item>
            <text:p text:style-name="P9"><text:span text:style-name="T9">Fx, Fy, Fz → Forces exerted</text:span></text:p>
          </text:list-item>
          <text:list-item>
            <text:p text:style-name="P9"><text:span text:style-name="T9">Mass</text:span></text:p>
          </text:list-item>
          <text:list-item>
            <text:p text:style-name="P9"><text:span text:style-name="T9">Temperature</text:span></text:p>
          </text:list-item>
          <text:list-item>
            <text:p text:style-name="P9"><text:span text:style-name="T9">set() and get() methods for the values</text:span></text:p>
          </text:list-item>
        </text:list>
        <text:p text:style-name="P7"><text:span text:style-name="T9"/></text:p>
        <text:p text:style-name="P11"><text:soft-page-break/><text:span text:style-name="T9">Quick note: average kinetic energy is related to temperature by the relation </text:span><text:span text:style-name="T9"><draw:frame draw:style-name="fr1" draw:name="Object3" text:anchor-type="as-char" svg:width="0.9181in" svg:height="0.3929in" draw:z-index="2"><draw:object xlink:href="./Object 3" xlink:type="simple" xlink:show="embed" xlink:actuate="onLoad"/><draw:image xlink:href="./ObjectReplacements/Object 3" xlink:type="simple" xlink:show="embed" xlink:actuate="onLoad"/></draw:fram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 svg:font-family="FreeSans"/>
    <style:font-face style:name="Liberation Sans" svg:font-family="'Liberation Sans'"/>
    <style:font-face style:name="OpenSymbol" svg:font-family="OpenSymbol"/>
    <style:font-face style:name="FreeSerif" svg:font-family="FreeSerif" style:font-family-generic="roman"/>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4925in"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aption" style:family="paragraph" style:parent-style-name="Normal" style:class="extra">
      <style:paragraph-properties fo:margin-top="0.0835in" fo:margin-bottom="0.0835in"/>
      <style:text-properties fo:font-size="12pt" fo:font-style="italic"/>
    </style:style>
    <style:style style:name="Bullet_20_List" style:display-name="Bullet List" style:family="paragraph">
      <style:paragraph-properties fo:margin-left="0.5in" fo:margin-right="0in" fo:text-indent="-0.3in" style:auto-text-indent="false"/>
    </style:style>
    <style:style style:name="Normal" style:family="paragraph"/>
    <style:style style:name="Heading" style:family="paragraph" style:parent-style-name="Normal" style:next-style-name="Text_20_body" style:class="text">
      <style:paragraph-properties fo:margin-top="0.1665in" fo:margin-bottom="0.0835in" fo:keep-with-next="always"/>
      <style:text-properties style:font-name="Liberation Sans" fo:font-size="14pt"/>
    </style:style>
    <style:style style:name="Text_20_body" style:display-name="Text body" style:family="paragraph" style:parent-style-name="Normal" style:class="text">
      <style:paragraph-properties fo:margin-top="0in" fo:margin-bottom="0.0835in"/>
    </style:style>
    <style:style style:name="Table_20_Contents" style:display-name="Table Contents" style:family="paragraph" style:parent-style-name="Standard" style:class="extra">
      <style:paragraph-properties text:number-lines="false" text:line-number="0"/>
    </style:style>
    <style:style style:name="Bullet_20_Symbols_5f_text_5f_text" style:display-name="Bullet Symbols_text_text" style:family="text">
      <style:text-properties style:font-name="OpenSymbol"/>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creation-date>2012-03-18T23:00:12</meta:creation-date>
    <dc:date>2012-03-27T15:50:07</dc:date>
    <meta:editing-duration>P1DT2H20M21S</meta:editing-duration>
    <meta:editing-cycles>9</meta:editing-cycles>
    <meta:document-statistic meta:table-count="1" meta:image-count="0" meta:object-count="3" meta:page-count="3" meta:paragraph-count="73" meta:word-count="768" meta:character-count="4165" meta:non-whitespace-character-count="3469"/>
  </office:meta>
</office:document-meta>
</file>

<file path=Object 1/content.xml><?xml version="1.0" encoding="utf-8"?>
<math xmlns="http://www.w3.org/1998/Math/MathML">
  <semantics>
    <mrow>
      <mfrac>
        <mrow>
          <mn>1</mn>
        </mrow>
        <mrow>
          <mn>4</mn>
          <mo stretchy="false">π</mo>
          <msub>
            <mo stretchy="false">ε</mo>
            <mn>0</mn>
          </msub>
        </mrow>
      </mfrac>
    </mrow>
    <annotation encoding="StarMath 5.0">{1} over {4 %pi %varepsilon _0}</annotation>
  </semantics>
</math>
</file>

<file path=Object 2/content.xml><?xml version="1.0" encoding="utf-8"?>
<math xmlns="http://www.w3.org/1998/Math/MathML">
  <semantics>
    <mrow>
      <mrow>
        <mrow>
          <mrow>
            <mfrac>
              <mrow>
                <msup>
                  <mi>e</mi>
                  <mn>2</mn>
                </msup>
              </mrow>
              <mrow>
                <mn>4</mn>
                <mo stretchy="false">π</mo>
                <mi>c</mi>
                <msub>
                  <mo stretchy="false">ε</mo>
                  <mn>0</mn>
                </msub>
                <mo stretchy="false">ℏ</mo>
              </mrow>
            </mfrac>
            <mo stretchy="false">=</mo>
            <mrow>
              <mn>7.297353</mn>
              <mo stretchy="false">∗</mo>
              <msup>
                <mn>10</mn>
                <mrow>
                  <mo stretchy="false">−</mo>
                  <mn>3</mn>
                </mrow>
              </msup>
            </mrow>
          </mrow>
        </mrow>
        <mo stretchy="false">≈</mo>
        <mrow>
          <mfrac>
            <mrow>
              <mn>1</mn>
            </mrow>
            <mrow>
              <mn>137</mn>
            </mrow>
          </mfrac>
        </mrow>
      </mrow>
    </mrow>
    <annotation encoding="StarMath 5.0">{{e^2} over {4 %pi c %varepsilon_0 hbar} = 7.297353 * 10^-3} approx {{1} over {137}}</annotation>
  </semantics>
</math>
</file>

<file path=Object 3/content.xml><?xml version="1.0" encoding="utf-8"?>
<math xmlns="http://www.w3.org/1998/Math/MathML">
  <semantics>
    <mrow>
      <mrow>
        <msub>
          <mi mathvariant="italic">KE</mi>
          <mi mathvariant="italic">avg</mi>
        </msub>
        <mo stretchy="false">=</mo>
        <mfrac>
          <mrow>
            <mn>3</mn>
          </mrow>
          <mrow>
            <mn>2</mn>
          </mrow>
        </mfrac>
      </mrow>
      <mi mathvariant="italic">kT</mi>
    </mrow>
    <annotation encoding="StarMath 5.0">KE_avg = {3} over {2} kT</annotation>
  </semantics>
</math>
</file>